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Holder.supportsSavepoi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nectionHolder.releas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nectionHolder.ConnectionHolder( Connection connection , boolean transactionAc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Holder.ConnectionHolder( ConnectionHandle connectionHa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Holder.getConn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nectionHolder.getConnection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Holder.createSave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Holder.setConnection( @ Nullable Connection conne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nectionHolder.isTransaction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Holder.setTransactionActive( boolean transactionAc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Holder.has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Hold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nectionHolder.ConnectionHolder( 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